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>現在人們擁有一部個人電腦是很平常的一件事，但是同時擁有好幾部個人電腦的</text:p>
      <text:p text:style-name="PreformattedText">人也不在少數，這個現象在一般企業辦公室內更趨明顯。剛開始，可能是因為個人</text:p>
      <text:p text:style-name="PreformattedText">電腦軟硬體的進步、辦公室的擴展，對使用電腦輔助工作的依賴性越來越高，由好幾</text:p>
      <text:p text:style-name="PreformattedText">個人共用一部，變成一個人一部，甚至因用途的區隔，而超過一部。於是問題就慢慢</text:p>
      <text:p text:style-name="PreformattedText">地產生了，大家開始不確定哪一部電腦的檔案是最新或正確的，也開始厭倦利用磁片</text:p>
      <text:p text:style-name="PreformattedText">將資料拷來拷去，一個不小心或者運氣不好，檔案還會被舊檔案或壞掉的檔案蓋掉。</text:p>
      <text:p text:style-name="PreformattedText">此時，用網路連線來共享資源，是很好的解決方案。</text:p>
      <text:p text:style-name="PreformattedText"/>
      <text:p text:style-name="PreformattedText">本文將從一些基本的網路理論基礎開始，來探討如何架設一個小的<text:s/>PC<text:s/>網路系統。</text:p>
      <text:p text:style-name="PreformattedText">如果將網路的基本架構與自己的需求弄清楚，架設一個簡單的<text:s/>PC<text:s/>網路，是輕而易</text:p>
      <text:p text:style-name="PreformattedText">舉的一件事。</text:p>
      <text:p text:style-name="PreformattedText"/>
      <text:p text:style-name="PreformattedText">網路的好處：使用網路系統有很多的好處，其中最大的莫過於資源共享與安全管</text:p>
      <text:p text:style-name="PreformattedText">制。用網路可以產生下列好處：</text:p>
      <text:p text:style-name="PreformattedText"/>
      <text:p text:style-name="PreformattedText">資料和文件共享：透過網路系統，我們可以將檔案存在單一的位置，並設定</text:p>
      <text:p text:style-name="PreformattedText">這個檔案的存取權限，來供給網路上其他電腦取用，因此資料會比以前分散在</text:p>
      <text:p text:style-name="PreformattedText">各處時來得更完整，也節省磁碟空間。也因為是大家一起來維護同一個檔案，</text:p>
      <text:p text:style-name="PreformattedText">資訊的更新會比在單機時加快很多。所以諸如資料遺失和偷竊、成本的浪費等情</text:p>
      <text:p text:style-name="PreformattedText">形也會降低很多。</text:p>
      <text:p text:style-name="PreformattedText"/>
      <text:p text:style-name="PreformattedText">軟體共享：在應用軟體上，我們可以只使用一套網路版軟體，放在一部檔案伺服器</text:p>
      <text:p text:style-name="PreformattedText">電腦上，透過網路系統，讓網路上每部電腦都能共享。而不需要在每部電腦各放</text:p>
      <text:p text:style-name="PreformattedText">一套該應用軟體，造成採購上成本的浪費。</text:p>
      <text:p text:style-name="PreformattedText"/>
      <text:p text:style-name="PreformattedText">周邊設備共用：例如繪圖機（Plotter）、印表機（Printer）、數據機（Modem）、</text:p>
      <text:p text:style-name="PreformattedText">硬碟機、可讀寫光碟機等等，我們可以透過網路系統的使用，將這些周邊設備共</text:p>
      <text:p text:style-name="PreformattedText">享。尤其在較昂貴的設備上，節省下來的金錢就很可觀了。</text:p>
      <text:p text:style-name="PreformattedText"/>
      <text:p text:style-name="PreformattedText">資訊傳遞與交換：我們可以利用網路通訊的功能，來達到如人與人之間的通訊、</text:p>
      <text:p text:style-name="PreformattedText">程式與人之間的通訊、行程管理和專案管理的功能。最近有一部電影，叫網路上身</text:p>
      <text:p text:style-name="PreformattedText">（NET），其中所描寫的網路資訊傳遞與交換情節，就是現在電腦網路使用的最</text:p>
      <text:p text:style-name="PreformattedText">佳寫照。</text:p>
      <text:p text:style-name="PreformattedText"/>
      <text:p text:style-name="PreformattedText">個人電腦管理：我們也可以透過網路系統的安全管制功能，來管理網路上每</text:p>
      <text:p text:style-name="PreformattedText">部個人電腦的功能、用途，設定統一的開機程式等等。一但要更新系統、增加或</text:p>
      <text:p text:style-name="PreformattedText">減少資源，就不必如以往般一部一部機器地處理。想想，十部電腦就得花十倍的</text:p>
      <text:p text:style-name="PreformattedText">時間，還不包括行政事務方面的協調。所以，網路系統在數量多的個人電腦管理方</text:p>
      <text:p text:style-name="PreformattedText">面是相當有好處的。</text:p>
      <text:p text:style-name="PreformattedText"/>
      <text:p text:style-name="PreformattedText">在這個人手一機的時代，以行動裝置為導向的網站介面日益增多，但是我們還是</text:p>
      <text:p text:style-name="PreformattedText">能夠看到有些網站並不支援<text:s/>RWD，造成大多數行動裝置使用者的體驗不如<text:s/>預期，</text:p>
      <text:p text:style-name="PreformattedText">而開發者並不是不願意將原本的網站升級成響應式網站，而是修改起來<text:s/>過於麻煩，</text:p>
      <text:p text:style-name="PreformattedText">若是太舊的網站要升級基本上等於要重新做，需要耗費大量的時間、人力與金錢。</text:p>
      <text:p text:style-name="PreformattedText">RWD響應式網頁設計，是一種網頁設計的技術做法，該設計可使網站在不同的</text:p>
      <text:p text:style-name="PreformattedText">裝置上瀏覽時對應不同解析度皆有適合的呈現，減少使用者進行縮放、平移和</text:p>
      <text:p text:style-name="PreformattedText">捲動等操作行為。對於網站開發者跟前端工程師來說，有別於過去需要針對各</text:p>
      <text:p text:style-name="PreformattedText">種裝置進行不同的設計，使用此種設計方式將更易於維護網站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style:style style:name="純文字" style:display-name="純文字" style:family="paragraph" style:parent-style-name="內文">
      <style:paragraph-properties style:vertical-align="auto"/>
      <style:text-properties style:font-name="細明體" style:font-name-asian="細明體" style:font-name-complex="Courier New" style:letter-kerning="true" style:font-size-complex="11pt" style:language-complex="ar" style:country-complex="SA" fo:hyphenate="true"/>
    </style:style>
    <style:style style:name="純文字字元" style:display-name="純文字 字元" style:family="text" style:parent-style-name="預設段落字型">
      <style:text-properties style:font-name="細明體" style:font-name-asian="細明體" style:font-name-complex="Courier New" style:letter-kerning="true" style:font-size-complex="11pt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EE</dc:creator>
    <meta:creation-date>2019-01-07T09:07:00Z</meta:creation-date>
    <dc:date>2019-01-07T09:17:00Z</dc:date>
    <meta:template xlink:href="Normal.dotm" xlink:type="simple"/>
    <meta:editing-cycles>2</meta:editing-cycles>
    <meta:editing-duration>PT300S</meta:editing-duration>
    <meta:document-statistic meta:page-count="1" meta:paragraph-count="2" meta:word-count="193" meta:character-count="1297" meta:row-count="9" meta:non-whitespace-character-count="1106"/>
  </office:meta>
</office:document-meta>
</file>